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19e7f4" officeooo:paragraph-rsid="0019811c" style:font-size-asian="12pt" style:font-weight-asian="normal" style:font-size-complex="12pt" style:font-weight-complex="normal"/>
    </style:style>
    <style:style style:name="P2"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19e7f4" officeooo:paragraph-rsid="0019e7f4" style:font-size-asian="12pt" style:font-weight-asian="normal" style:font-size-complex="12pt" style:font-weight-complex="normal"/>
    </style:style>
    <style:style style:name="P3"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1a5610" officeooo:paragraph-rsid="0019e7f4" style:font-size-asian="12pt" style:font-weight-asian="normal" style:font-size-complex="12pt" style:font-weight-complex="normal"/>
    </style:style>
    <style:style style:name="P4"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1a5610" officeooo:paragraph-rsid="001a5610" style:font-size-asian="12pt" style:font-weight-asian="normal" style:font-size-complex="12pt" style:font-weight-complex="normal"/>
    </style:style>
    <style:style style:name="P5"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1a5610" officeooo:paragraph-rsid="0019e7f4"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1a5610" officeooo:paragraph-rsid="001a5610" style:font-size-asian="12pt" style:font-weight-asian="normal" style:font-size-complex="12pt" style:font-weight-complex="normal"/>
    </style:style>
    <style:style style:name="P7"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1b9871" officeooo:paragraph-rsid="001b9871" style:font-size-asian="12pt" style:font-weight-asian="normal" style:font-size-complex="12pt" style:font-weight-complex="normal"/>
    </style:style>
    <style:style style:name="P8"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58190" officeooo:paragraph-rsid="001d8fb0" style:font-size-asian="12pt" style:font-weight-asian="normal" style:font-size-complex="12pt" style:font-weight-complex="normal"/>
    </style:style>
    <style:style style:name="P9"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58190" officeooo:paragraph-rsid="00258190" style:font-size-asian="12pt" style:font-weight-asian="normal" style:font-size-complex="12pt" style:font-weight-complex="normal"/>
    </style:style>
    <style:style style:name="P10"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5d9a4" officeooo:paragraph-rsid="0025d9a4" style:font-size-asian="12pt" style:font-weight-asian="normal" style:font-size-complex="12pt" style:font-weight-complex="normal"/>
    </style:style>
    <style:style style:name="P11"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773aa" officeooo:paragraph-rsid="002773aa" style:font-size-asian="12pt" style:font-weight-asian="normal" style:font-size-complex="12pt" style:font-weight-complex="normal"/>
    </style:style>
    <style:style style:name="P12"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a5830" officeooo:paragraph-rsid="002a5830" style:font-size-asian="12pt" style:font-weight-asian="normal" style:font-size-complex="12pt" style:font-weight-complex="normal"/>
    </style:style>
    <style:style style:name="P13"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29280e" officeooo:paragraph-rsid="0029280e" style:font-size-asian="12pt" style:font-weight-asian="normal" style:font-size-complex="12pt" style:font-weight-complex="normal"/>
    </style:style>
    <style:style style:name="P14"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41925c" officeooo:paragraph-rsid="0041925c" style:font-size-asian="12pt" style:font-weight-asian="normal" style:font-size-complex="12pt" style:font-weight-complex="normal"/>
    </style:style>
    <style:style style:name="P15"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41925c" officeooo:paragraph-rsid="0044e4b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Liberation Serif" fo:font-size="12pt" style:text-underline-style="none" fo:font-weight="normal" officeooo:rsid="0041925c" officeooo:paragraph-rsid="0044992f" style:font-size-asian="12pt" style:font-weight-asian="normal" style:font-size-complex="12pt" style:font-weight-complex="normal"/>
    </style:style>
    <style:style style:name="P17"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42d8f0" officeooo:paragraph-rsid="0042d8f0" style:font-size-asian="12pt" style:font-weight-asian="normal" style:font-size-complex="12pt" style:font-weight-complex="normal"/>
    </style:style>
    <style:style style:name="P18"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44992f" officeooo:paragraph-rsid="0044992f" style:font-size-asian="12pt" style:font-weight-asian="normal" style:font-size-complex="12pt" style:font-weight-complex="normal"/>
    </style:style>
    <style:style style:name="P19"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44e4b7" officeooo:paragraph-rsid="0045e204" style:font-size-asian="12pt" style:font-weight-asian="normal" style:font-size-complex="12pt" style:font-weight-complex="normal"/>
    </style:style>
    <style:style style:name="P20"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60416" officeooo:paragraph-rsid="00360416" style:font-size-asian="10.5pt" style:font-weight-asian="normal" style:font-size-complex="12pt" style:font-weight-complex="normal"/>
    </style:style>
    <style:style style:name="P21"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a0802" officeooo:paragraph-rsid="003a0802" style:font-size-asian="10.5pt" style:font-weight-asian="normal" style:font-size-complex="12pt" style:font-weight-complex="normal"/>
    </style:style>
    <style:style style:name="P22"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ca351" officeooo:paragraph-rsid="003ca351" style:font-size-asian="10.5pt" style:font-weight-asian="normal" style:font-size-complex="12pt" style:font-weight-complex="normal"/>
    </style:style>
    <style:style style:name="P23"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ca4ed" officeooo:paragraph-rsid="003ca4ed" style:font-size-asian="10.5pt" style:font-weight-asian="normal" style:font-size-complex="12pt" style:font-weight-complex="normal"/>
    </style:style>
    <style:style style:name="P24"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e8499" officeooo:paragraph-rsid="003e8499" style:font-size-asian="10.5pt" style:font-weight-asian="normal" style:font-size-complex="12pt" style:font-weight-complex="normal"/>
    </style:style>
    <style:style style:name="P25"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normal" officeooo:rsid="003ed554" officeooo:paragraph-rsid="003ed554" style:font-size-asian="10.5pt" style:font-weight-asian="normal" style:font-size-complex="12pt" style:font-weight-complex="normal"/>
    </style:style>
    <style:style style:name="P26"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258190" officeooo:paragraph-rsid="00258190" style:font-size-asian="12pt" style:font-weight-asian="bold" style:font-size-complex="12pt" style:font-weight-complex="bold"/>
    </style:style>
    <style:style style:name="P27"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25d9a4" officeooo:paragraph-rsid="0025d9a4" style:font-size-asian="12pt" style:font-weight-asian="bold" style:font-size-complex="12pt" style:font-weight-complex="bold"/>
    </style:style>
    <style:style style:name="P28"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2773aa" officeooo:paragraph-rsid="002773aa" style:font-size-asian="12pt" style:font-weight-asian="bold" style:font-size-complex="12pt" style:font-weight-complex="bold"/>
    </style:style>
    <style:style style:name="P29"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29280e" officeooo:paragraph-rsid="0029280e" style:font-size-asian="12pt" style:font-weight-asian="bold" style:font-size-complex="12pt" style:font-weight-complex="bold"/>
    </style:style>
    <style:style style:name="P30"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3a0802" officeooo:paragraph-rsid="003a0802" style:font-size-asian="10.5pt" style:font-weight-asian="bold" style:font-size-complex="12pt" style:font-weight-complex="bold"/>
    </style:style>
    <style:style style:name="P31"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3ca351" officeooo:paragraph-rsid="003ca351" style:font-size-asian="10.5pt" style:font-weight-asian="bold" style:font-size-complex="12pt" style:font-weight-complex="bold"/>
    </style:style>
    <style:style style:name="P32"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3ca4ed" officeooo:paragraph-rsid="003ca4ed" style:font-size-asian="10.5pt" style:font-weight-asian="bold" style:font-size-complex="12pt" style:font-weight-complex="bold"/>
    </style:style>
    <style:style style:name="P33"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3e8499" officeooo:paragraph-rsid="003e8499" style:font-size-asian="10.5pt" style:font-weight-asian="bold" style:font-size-complex="12pt" style:font-weight-complex="bold"/>
    </style:style>
    <style:style style:name="P34"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none" fo:font-weight="bold" officeooo:rsid="003ea323" officeooo:paragraph-rsid="003ea323" style:font-size-asian="10.5pt" style:font-weight-asian="bold" style:font-size-complex="12pt" style:font-weight-complex="bold"/>
    </style:style>
    <style:style style:name="P35"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solid" style:text-underline-width="auto" style:text-underline-color="font-color" officeooo:paragraph-rsid="0026b7ae" style:font-size-asian="12pt" style:font-size-complex="12pt"/>
    </style:style>
    <style:style style:name="P36"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style:text-underline-style="solid" style:text-underline-width="auto" style:text-underline-color="font-color" officeooo:rsid="0025d9a4" officeooo:paragraph-rsid="0025d9a4" style:font-size-asian="12pt" style:font-size-complex="12pt"/>
    </style:style>
    <style:style style:name="P37"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officeooo:paragraph-rsid="0026b7ae" style:font-size-asian="12pt" style:font-size-complex="12pt"/>
    </style:style>
    <style:style style:name="P38"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officeooo:rsid="0025d9a4" officeooo:paragraph-rsid="0025d9a4" style:font-size-asian="12pt" style:font-size-complex="12pt"/>
    </style:style>
    <style:style style:name="P39"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officeooo:rsid="0026b7ae" officeooo:paragraph-rsid="0026b7ae" style:font-size-asian="12pt" style:font-size-complex="12pt"/>
    </style:style>
    <style:style style:name="P40"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officeooo:rsid="002773aa" officeooo:paragraph-rsid="002773aa" style:font-size-asian="12pt" style:font-size-complex="12pt"/>
    </style:style>
    <style:style style:name="P41"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bold" officeooo:paragraph-rsid="0026b7ae" style:font-size-asian="12pt" style:font-weight-asian="bold" style:font-size-complex="12pt" style:font-weight-complex="bold"/>
    </style:style>
    <style:style style:name="P42"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3pt" style:text-underline-style="none" fo:font-weight="normal" officeooo:rsid="00258190" officeooo:paragraph-rsid="00258190" style:font-size-asian="13pt" style:font-weight-asian="normal" style:font-size-complex="13pt" style:font-weight-complex="normal"/>
    </style:style>
    <style:style style:name="P43"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paragraph-rsid="002a5830" style:font-size-asian="12pt" style:font-weight-asian="normal" style:font-size-complex="12pt" style:font-weight-complex="normal"/>
    </style:style>
    <style:style style:name="P44"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2a5830" officeooo:paragraph-rsid="002a5830" style:font-size-asian="12pt" style:font-weight-asian="normal" style:font-size-complex="12pt" style:font-weight-complex="normal"/>
    </style:style>
    <style:style style:name="P45"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2a5830" officeooo:paragraph-rsid="002c3be2" style:font-size-asian="12pt" style:font-weight-asian="normal" style:font-size-complex="12pt" style:font-weight-complex="normal"/>
    </style:style>
    <style:style style:name="P46"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2c3be2" officeooo:paragraph-rsid="002c3be2" style:font-size-asian="12pt" style:font-weight-asian="normal" style:font-size-complex="12pt" style:font-weight-complex="normal"/>
    </style:style>
    <style:style style:name="P47"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2dd425" officeooo:paragraph-rsid="002dd425" style:font-size-asian="12pt" style:font-weight-asian="normal" style:font-size-complex="12pt" style:font-weight-complex="normal"/>
    </style:style>
    <style:style style:name="P48"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2f1e11" officeooo:paragraph-rsid="002f1e11" style:font-size-asian="12pt" style:font-weight-asian="normal" style:font-size-complex="12pt" style:font-weight-complex="normal"/>
    </style:style>
    <style:style style:name="P49"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2f1e11" officeooo:paragraph-rsid="002fd680" style:font-size-asian="12pt" style:font-weight-asian="normal" style:font-size-complex="12pt" style:font-weight-complex="normal"/>
    </style:style>
    <style:style style:name="P50"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2fd680" officeooo:paragraph-rsid="002fd680" style:font-size-asian="12pt" style:font-weight-asian="normal" style:font-size-complex="12pt" style:font-weight-complex="normal"/>
    </style:style>
    <style:style style:name="P51"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30a2fb" officeooo:paragraph-rsid="0030a2fb" style:font-size-asian="12pt" style:font-weight-asian="normal" style:font-size-complex="12pt" style:font-weight-complex="normal"/>
    </style:style>
    <style:style style:name="P52"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33198c" officeooo:paragraph-rsid="0033198c" style:font-size-asian="12pt" style:font-weight-asian="normal" style:font-size-complex="12pt" style:font-weight-complex="normal"/>
    </style:style>
    <style:style style:name="P53"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0c3925" officeooo:paragraph-rsid="00360416" style:font-size-asian="12pt" style:font-weight-asian="normal" style:font-size-complex="12pt" style:font-weight-complex="normal"/>
    </style:style>
    <style:style style:name="P54"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normal" officeooo:rsid="00360416" officeooo:paragraph-rsid="00360416" style:font-size-asian="12pt" style:font-weight-asian="normal" style:font-size-complex="12pt" style:font-weight-complex="normal"/>
    </style:style>
    <style:style style:name="P55"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bold" officeooo:rsid="002a5830" officeooo:paragraph-rsid="002a5830" style:font-size-asian="12pt" style:font-weight-asian="bold" style:font-size-complex="12pt" style:font-weight-complex="bold"/>
    </style:style>
    <style:style style:name="P56"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bold" officeooo:rsid="002c3be2" officeooo:paragraph-rsid="002c3be2" style:font-size-asian="12pt" style:font-weight-asian="bold" style:font-size-complex="12pt" style:font-weight-complex="bold"/>
    </style:style>
    <style:style style:name="P57" style:family="paragraph" style:parent-style-name="Standard">
      <style:paragraph-properties fo:text-align="justify" style:justify-single-word="false">
        <style:tab-stops>
          <style:tab-stop style:position="6.297cm"/>
        </style:tab-stops>
      </style:paragraph-properties>
      <style:text-properties fo:color="#000000" style:font-name="Liberation Serif" fo:font-size="12pt" fo:font-weight="bold" officeooo:rsid="002dd425" officeooo:paragraph-rsid="002dd425" style:font-size-asian="12pt" style:font-weight-asian="bold" style:font-size-complex="12pt" style:font-weight-complex="bold"/>
    </style:style>
    <style:style style:name="P58" style:family="paragraph" style:parent-style-name="Standard">
      <style:paragraph-properties fo:text-align="justify" style:justify-single-word="false"/>
      <style:text-properties fo:color="#000000" fo:font-size="12pt" officeooo:rsid="0044992f" officeooo:paragraph-rsid="0044992f" style:font-size-asian="12pt" style:font-size-complex="12pt"/>
    </style:style>
    <style:style style:name="P59" style:family="paragraph" style:parent-style-name="Standard">
      <style:paragraph-properties fo:text-align="justify" style:justify-single-word="false"/>
      <style:text-properties fo:color="#000000" fo:font-size="12pt" officeooo:rsid="0044e4b7" officeooo:paragraph-rsid="0044e4b7" style:font-size-asian="12pt" style:font-size-complex="12pt"/>
    </style:style>
    <style:style style:name="P60" style:family="paragraph" style:parent-style-name="Standard">
      <style:paragraph-properties fo:text-align="center" style:justify-single-word="false"/>
      <style:text-properties fo:font-size="15pt" officeooo:rsid="000c3925" officeooo:paragraph-rsid="000c3925" style:font-size-asian="15pt" style:font-size-complex="15pt"/>
    </style:style>
    <style:style style:name="P61" style:family="paragraph" style:parent-style-name="Standard">
      <style:paragraph-properties fo:text-align="justify" style:justify-single-word="false"/>
      <style:text-properties fo:font-size="12pt" officeooo:rsid="000c3925" officeooo:paragraph-rsid="000c3925" style:font-size-asian="12pt" style:font-size-complex="12pt"/>
    </style:style>
    <style:style style:name="P62" style:family="paragraph" style:parent-style-name="Standard">
      <style:paragraph-properties fo:text-align="justify" style:justify-single-word="false"/>
      <style:text-properties fo:font-size="12pt" officeooo:rsid="000ffb14" officeooo:paragraph-rsid="000ffb14" style:font-size-asian="12pt" style:font-size-complex="12pt"/>
    </style:style>
    <style:style style:name="P63" style:family="paragraph" style:parent-style-name="Standard">
      <style:paragraph-properties fo:text-align="justify" style:justify-single-word="false"/>
      <style:text-properties fo:font-size="12pt" officeooo:rsid="000e2e2f" officeooo:paragraph-rsid="000ffb14" style:font-size-asian="12pt" style:font-size-complex="12pt"/>
    </style:style>
    <style:style style:name="P64" style:family="paragraph" style:parent-style-name="Standard">
      <style:paragraph-properties fo:text-align="justify" style:justify-single-word="false"/>
      <style:text-properties fo:font-size="12pt" officeooo:rsid="002fd680" officeooo:paragraph-rsid="002fe9a3" style:font-size-asian="12pt" style:font-size-complex="12pt"/>
    </style:style>
    <style:style style:name="P65" style:family="paragraph" style:parent-style-name="Standard">
      <style:paragraph-properties fo:text-align="justify" style:justify-single-word="false"/>
      <style:text-properties fo:font-size="12pt" officeooo:rsid="002fe9a3" officeooo:paragraph-rsid="002fe9a3" style:font-size-asian="12pt" style:font-size-complex="12pt"/>
    </style:style>
    <style:style style:name="P66" style:family="paragraph" style:parent-style-name="Standard">
      <style:paragraph-properties fo:text-align="justify" style:justify-single-word="false"/>
      <style:text-properties fo:font-size="12pt" officeooo:rsid="002fe9a3" officeooo:paragraph-rsid="0030a2fb" style:font-size-asian="12pt" style:font-size-complex="12pt"/>
    </style:style>
    <style:style style:name="P67" style:family="paragraph" style:parent-style-name="Standard">
      <style:paragraph-properties fo:text-align="justify" style:justify-single-word="false"/>
      <style:text-properties fo:font-size="12pt" officeooo:rsid="0030a2fb" officeooo:paragraph-rsid="0030a2fb" style:font-size-asian="12pt" style:font-size-complex="12pt"/>
    </style:style>
    <style:style style:name="P68" style:family="paragraph" style:parent-style-name="Standard">
      <style:paragraph-properties fo:text-align="justify" style:justify-single-word="false"/>
      <style:text-properties fo:font-size="12pt" officeooo:rsid="00129198" officeooo:paragraph-rsid="00129198" style:font-size-asian="12pt" style:font-size-complex="12pt"/>
    </style:style>
    <style:style style:name="P69" style:family="paragraph" style:parent-style-name="Standard">
      <style:paragraph-properties fo:text-align="justify" style:justify-single-word="false"/>
      <style:text-properties fo:font-size="12pt" officeooo:rsid="0010d38e" officeooo:paragraph-rsid="0010d38e" style:font-size-asian="12pt" style:font-size-complex="12pt"/>
    </style:style>
    <style:style style:name="P70" style:family="paragraph" style:parent-style-name="Standard">
      <style:paragraph-properties fo:text-align="justify" style:justify-single-word="false">
        <style:tab-stops>
          <style:tab-stop style:position="6.297cm"/>
        </style:tab-stops>
      </style:paragraph-properties>
      <style:text-properties fo:font-size="12pt" officeooo:paragraph-rsid="0019811c" style:font-size-asian="12pt" style:font-size-complex="12pt"/>
    </style:style>
    <style:style style:name="P71" style:family="paragraph" style:parent-style-name="Standard">
      <style:paragraph-properties fo:text-align="justify" style:justify-single-word="false">
        <style:tab-stops>
          <style:tab-stop style:position="6.297cm"/>
        </style:tab-stops>
      </style:paragraph-properties>
      <style:text-properties fo:font-size="12pt" officeooo:rsid="0019e7f4" officeooo:paragraph-rsid="0019e7f4" style:font-size-asian="12pt" style:font-size-complex="12pt"/>
    </style:style>
    <style:style style:name="P72" style:family="paragraph" style:parent-style-name="Standard">
      <style:paragraph-properties fo:text-align="justify" style:justify-single-word="false">
        <style:tab-stops>
          <style:tab-stop style:position="6.297cm"/>
        </style:tab-stops>
      </style:paragraph-properties>
      <style:text-properties fo:font-size="12pt" officeooo:rsid="0036432d" officeooo:paragraph-rsid="00370fbf" style:font-size-asian="12pt" style:font-size-complex="12pt"/>
    </style:style>
    <style:style style:name="P73" style:family="paragraph" style:parent-style-name="Standard">
      <style:paragraph-properties fo:text-align="justify" style:justify-single-word="false"/>
      <style:text-properties fo:font-size="12pt" officeooo:rsid="0041925c" officeooo:paragraph-rsid="0041925c" style:font-size-asian="12pt" style:font-size-complex="12pt"/>
    </style:style>
    <style:style style:name="P74" style:family="paragraph" style:parent-style-name="Standard">
      <style:paragraph-properties fo:text-align="justify" style:justify-single-word="false"/>
      <style:text-properties fo:font-size="12pt" fo:font-weight="bold" officeooo:rsid="000ffb14" officeooo:paragraph-rsid="000ffb14" style:font-size-asian="12pt" style:font-weight-asian="bold" style:font-size-complex="12pt" style:font-weight-complex="bold"/>
    </style:style>
    <style:style style:name="P75" style:family="paragraph" style:parent-style-name="Standard">
      <style:paragraph-properties fo:text-align="justify" style:justify-single-word="false"/>
      <style:text-properties fo:font-size="12pt" fo:font-weight="bold" officeooo:rsid="001461a7" officeooo:paragraph-rsid="001461a7" style:font-size-asian="12pt" style:font-weight-asian="bold" style:font-size-complex="12pt" style:font-weight-complex="bold"/>
    </style:style>
    <style:style style:name="P76" style:family="paragraph" style:parent-style-name="Standard">
      <style:paragraph-properties fo:text-align="justify" style:justify-single-word="false"/>
      <style:text-properties fo:font-size="12pt" fo:font-weight="bold" officeooo:rsid="0016adf7" officeooo:paragraph-rsid="0016adf7" style:font-size-asian="12pt" style:font-weight-asian="bold" style:font-size-complex="12pt" style:font-weight-complex="bold"/>
    </style:style>
    <style:style style:name="P77" style:family="paragraph" style:parent-style-name="Standard">
      <style:paragraph-properties fo:text-align="justify" style:justify-single-word="false"/>
      <style:text-properties fo:font-size="12pt" fo:font-weight="bold" officeooo:rsid="0016ee97" officeooo:paragraph-rsid="0016ee97" style:font-size-asian="12pt" style:font-weight-asian="bold" style:font-size-complex="12pt" style:font-weight-complex="bold"/>
    </style:style>
    <style:style style:name="P78" style:family="paragraph" style:parent-style-name="Standard">
      <style:paragraph-properties fo:text-align="justify" style:justify-single-word="false">
        <style:tab-stops>
          <style:tab-stop style:position="6.297cm"/>
        </style:tab-stops>
      </style:paragraph-properties>
      <style:text-properties fo:font-size="12pt" fo:font-weight="bold" officeooo:rsid="001a5610" officeooo:paragraph-rsid="001a5610" style:font-size-asian="12pt" style:font-weight-asian="bold" style:font-size-complex="12pt" style:font-weight-complex="bold"/>
    </style:style>
    <style:style style:name="P79" style:family="paragraph" style:parent-style-name="Standard">
      <style:paragraph-properties fo:text-align="justify" style:justify-single-word="false">
        <style:tab-stops>
          <style:tab-stop style:position="6.297cm"/>
        </style:tab-stops>
      </style:paragraph-properties>
      <style:text-properties fo:font-size="12pt" fo:font-weight="bold" officeooo:rsid="00370fbf" officeooo:paragraph-rsid="00370fbf"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0ffb14" officeooo:paragraph-rsid="000ffb14" style:font-size-asian="12pt" style:font-style-asian="normal" style:font-size-complex="12pt" style:font-style-complex="normal"/>
    </style:style>
    <style:style style:name="P81" style:family="paragraph" style:parent-style-name="Standard">
      <style:paragraph-properties fo:text-align="justify" style:justify-single-word="false"/>
      <style:text-properties fo:font-size="12pt" style:text-underline-style="solid" style:text-underline-width="auto" style:text-underline-color="font-color" officeooo:rsid="0010d38e" officeooo:paragraph-rsid="0010d38e" style:font-size-asian="12pt" style:font-size-complex="12pt"/>
    </style:style>
    <style:style style:name="P8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6ee97" officeooo:paragraph-rsid="0016ee97"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6ee97" officeooo:paragraph-rsid="0019811c"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6ee97" officeooo:paragraph-rsid="0017a448"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normal" officeooo:rsid="001461a7" officeooo:paragraph-rsid="001461a7"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size="12pt" fo:font-weight="normal" officeooo:rsid="0016adf7" officeooo:paragraph-rsid="0016adf7"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16ee97" officeooo:paragraph-rsid="0016ee97"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size="12pt" style:text-underline-style="none" fo:font-weight="normal" officeooo:rsid="0016ee97" officeooo:paragraph-rsid="0016ee97"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font-size="12pt" style:text-underline-style="none" fo:font-weight="normal" officeooo:rsid="0017a448" officeooo:paragraph-rsid="0017a448"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fo:font-size="12pt" style:text-underline-style="none" fo:font-weight="normal" officeooo:rsid="0017a448" officeooo:paragraph-rsid="0019811c" style:font-size-asian="12pt" style:font-weight-asian="normal" style:font-size-complex="12pt" style:font-weight-complex="normal"/>
    </style:style>
    <style:style style:name="P91" style:family="paragraph" style:parent-style-name="Standard">
      <style:paragraph-properties fo:text-align="justify" style:justify-single-word="false">
        <style:tab-stops>
          <style:tab-stop style:position="6.297cm"/>
        </style:tab-stops>
      </style:paragraph-properties>
      <style:text-properties fo:font-size="12pt" style:text-underline-style="none" officeooo:rsid="001a5610" officeooo:paragraph-rsid="001a5610" style:font-size-asian="12pt" style:font-size-complex="12pt"/>
    </style:style>
    <style:style style:name="P92" style:family="paragraph" style:parent-style-name="Standard">
      <style:paragraph-properties fo:text-align="justify" style:justify-single-word="false">
        <style:tab-stops>
          <style:tab-stop style:position="6.297cm"/>
        </style:tab-stops>
      </style:paragraph-properties>
      <style:text-properties fo:font-size="12pt" style:text-underline-style="none" officeooo:rsid="001b9871" officeooo:paragraph-rsid="001b9871" style:font-size-asian="12pt" style:font-size-complex="12pt"/>
    </style:style>
    <style:style style:name="P93" style:family="paragraph" style:parent-style-name="Standard">
      <style:paragraph-properties fo:text-align="justify" style:justify-single-word="false">
        <style:tab-stops>
          <style:tab-stop style:position="6.297cm"/>
        </style:tab-stops>
      </style:paragraph-properties>
      <style:text-properties fo:font-size="12pt" style:text-underline-style="none" officeooo:rsid="00258190" officeooo:paragraph-rsid="00258190" style:font-size-asian="12pt" style:font-size-complex="12pt"/>
    </style:style>
    <style:style style:name="P94" style:family="paragraph" style:parent-style-name="Standard">
      <style:paragraph-properties fo:text-align="justify" style:justify-single-word="false"/>
      <style:text-properties fo:font-size="14pt" style:text-underline-style="solid" style:text-underline-width="auto" style:text-underline-color="font-color" officeooo:rsid="000c3925" officeooo:paragraph-rsid="00352eef" style:font-size-asian="14pt" style:font-size-complex="14pt"/>
    </style:style>
    <style:style style:name="P95" style:family="paragraph" style:parent-style-name="Standard">
      <style:paragraph-properties fo:text-align="justify" style:justify-single-word="false">
        <style:tab-stops>
          <style:tab-stop style:position="6.297cm"/>
        </style:tab-stops>
      </style:paragraph-properties>
      <style:text-properties fo:color="#ff3333" style:font-name="Liberation Serif" fo:font-size="13pt" style:text-underline-style="none" fo:font-weight="normal" officeooo:rsid="00258190" officeooo:paragraph-rsid="00258190" style:font-size-asian="13pt" style:font-weight-asian="normal" style:font-size-complex="13pt" style:font-weight-complex="normal"/>
    </style:style>
    <style:style style:name="P96" style:family="paragraph" style:parent-style-name="Standard">
      <style:paragraph-properties fo:text-align="justify" style:justify-single-word="false">
        <style:tab-stops>
          <style:tab-stop style:position="6.297cm"/>
        </style:tab-stops>
      </style:paragraph-properties>
      <style:text-properties fo:color="#ff3333" style:font-name="Liberation Serif" fo:font-size="13pt" style:text-underline-style="none" fo:font-weight="normal" officeooo:rsid="00360416" officeooo:paragraph-rsid="00360416" style:font-size-asian="13pt" style:font-weight-asian="normal" style:font-size-complex="13pt" style:font-weight-complex="normal"/>
    </style:style>
    <style:style style:name="P97" style:family="paragraph" style:parent-style-name="Standard">
      <style:paragraph-properties fo:text-align="justify" style:justify-single-word="false">
        <style:tab-stops>
          <style:tab-stop style:position="6.297cm"/>
        </style:tab-stops>
      </style:paragraph-properties>
      <style:text-properties fo:color="#ff3333" style:font-name="Liberation Serif" fo:font-size="13pt" style:text-underline-style="none" fo:font-weight="normal" officeooo:rsid="002773aa" officeooo:paragraph-rsid="002773aa" style:font-size-asian="13pt" style:font-weight-asian="normal" style:font-size-complex="13pt" style:font-weight-complex="normal"/>
    </style:style>
    <style:style style:name="P98" style:family="paragraph" style:parent-style-name="Standard">
      <style:paragraph-properties fo:text-align="justify" style:justify-single-word="false">
        <style:tab-stops>
          <style:tab-stop style:position="6.297cm"/>
        </style:tab-stops>
      </style:paragraph-properties>
      <style:text-properties fo:color="#ff3333" style:font-name="Liberation Serif" fo:font-size="13pt" fo:font-weight="normal" officeooo:rsid="002a5830" officeooo:paragraph-rsid="002a5830" style:font-size-asian="13pt" style:font-weight-asian="normal" style:font-size-complex="13pt" style:font-weight-complex="normal"/>
    </style:style>
    <style:style style:name="P99" style:family="paragraph" style:parent-style-name="Standard">
      <style:paragraph-properties fo:text-align="justify" style:justify-single-word="false">
        <style:tab-stops>
          <style:tab-stop style:position="6.297cm"/>
        </style:tab-stops>
      </style:paragraph-properties>
      <style:text-properties fo:color="#ff3333" style:font-name="Liberation Serif" fo:font-size="13pt" fo:font-weight="normal" officeooo:rsid="002c3be2" officeooo:paragraph-rsid="002c3be2" style:font-size-asian="13pt" style:font-weight-asian="normal" style:font-size-complex="13pt" style:font-weight-complex="normal"/>
    </style:style>
    <style:style style:name="P100" style:family="paragraph" style:parent-style-name="Standard">
      <style:paragraph-properties fo:text-align="justify" style:justify-single-word="false">
        <style:tab-stops>
          <style:tab-stop style:position="6.297cm"/>
        </style:tab-stops>
      </style:paragraph-properties>
      <style:text-properties fo:color="#ff3333" style:font-name="Liberation Serif" fo:font-size="13pt" fo:font-weight="normal" officeooo:rsid="002f1e11" officeooo:paragraph-rsid="002f1e11" style:font-size-asian="13pt" style:font-weight-asian="normal" style:font-size-complex="13pt" style:font-weight-complex="normal"/>
    </style:style>
    <style:style style:name="P101" style:family="paragraph" style:parent-style-name="Standard">
      <style:paragraph-properties fo:text-align="justify" style:justify-single-word="false"/>
      <style:text-properties fo:color="#ff3333" fo:font-size="13pt" fo:font-weight="normal" officeooo:rsid="001461a7" officeooo:paragraph-rsid="001461a7" style:font-size-asian="13pt" style:font-weight-asian="normal" style:font-size-complex="13pt" style:font-weight-complex="normal"/>
    </style:style>
    <style:style style:name="P102" style:family="paragraph" style:parent-style-name="Standard">
      <style:paragraph-properties fo:text-align="justify" style:justify-single-word="false"/>
      <style:text-properties fo:color="#ff3333" fo:font-size="13pt" officeooo:rsid="00129198" officeooo:paragraph-rsid="00129198" style:font-size-asian="13pt" style:font-size-complex="13pt"/>
    </style:style>
    <style:style style:name="P103" style:family="paragraph" style:parent-style-name="Standard">
      <style:paragraph-properties fo:text-align="justify" style:justify-single-word="false"/>
      <style:text-properties fo:color="#ff3333" fo:font-size="13pt" officeooo:rsid="000c3925" officeooo:paragraph-rsid="000c3925" style:font-size-asian="13pt" style:font-size-complex="13pt"/>
    </style:style>
    <style:style style:name="P104" style:family="paragraph" style:parent-style-name="Standard">
      <style:paragraph-properties fo:text-align="justify" style:justify-single-word="false">
        <style:tab-stops>
          <style:tab-stop style:position="6.297cm"/>
        </style:tab-stops>
      </style:paragraph-properties>
      <style:text-properties fo:color="#ff3333" fo:font-size="13pt" style:text-underline-style="none" officeooo:rsid="001d8fb0" officeooo:paragraph-rsid="001d8fb0" style:font-size-asian="13pt" style:font-size-complex="13pt"/>
    </style:style>
    <style:style style:name="P105" style:family="paragraph" style:parent-style-name="Standard">
      <style:paragraph-properties fo:text-align="justify" style:justify-single-word="false">
        <style:tab-stops>
          <style:tab-stop style:position="6.297cm"/>
        </style:tab-stops>
      </style:paragraph-properties>
      <style:text-properties fo:color="#6666ff" style:font-name="Liberation Serif" fo:font-size="12pt" style:text-underline-style="none" fo:font-weight="normal" officeooo:rsid="0041925c" officeooo:paragraph-rsid="0041925c"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fo:color="#6666ff" fo:font-size="12pt" officeooo:rsid="0044992f" officeooo:paragraph-rsid="0044992f" style:font-size-asian="12pt" style:font-size-complex="12pt"/>
    </style:style>
    <style:style style:name="T1" style:family="text">
      <style:text-properties officeooo:rsid="000ffb14"/>
    </style:style>
    <style:style style:name="T2" style:family="text">
      <style:text-properties officeooo:rsid="001435a2"/>
    </style:style>
    <style:style style:name="T3" style:family="text">
      <style:text-properties fo:font-weight="bold" style:font-weight-asian="bold" style:font-weight-complex="bold"/>
    </style:style>
    <style:style style:name="T4" style:family="text">
      <style:text-properties fo:font-weight="bold" officeooo:rsid="000ffb14" style:font-weight-asian="bold" style:font-weight-complex="bold"/>
    </style:style>
    <style:style style:name="T5" style:family="text">
      <style:text-properties officeooo:rsid="0016ee97"/>
    </style:style>
    <style:style style:name="T6" style:family="text">
      <style:text-properties officeooo:rsid="0019811c"/>
    </style:style>
    <style:style style:name="T7" style:family="text">
      <style:text-properties fo:color="#000000" style:font-name="Liberation Serif"/>
    </style:style>
    <style:style style:name="T8" style:family="text">
      <style:text-properties fo:color="#000000" style:font-name="Liberation Serif" style:text-underline-style="none" fo:font-weight="normal" officeooo:rsid="0019811c" style:font-weight-asian="normal" style:font-weight-complex="normal"/>
    </style:style>
    <style:style style:name="T9" style:family="text">
      <style:text-properties fo:color="#000000" style:font-name="Liberation Serif" fo:font-weight="bold" style:font-weight-asian="bold" style:font-weight-complex="bold"/>
    </style:style>
    <style:style style:name="T10" style:family="text">
      <style:text-properties fo:color="#000000" style:font-name="Liberation Serif" fo:font-weight="normal" style:font-weight-asian="normal" style:font-weight-complex="normal"/>
    </style:style>
    <style:style style:name="T11" style:family="text">
      <style:text-properties fo:color="#000000" style:font-name="Liberation Serif" fo:font-weight="normal" officeooo:rsid="0019e7f4" style:font-weight-asian="normal" style:font-weight-complex="normal"/>
    </style:style>
    <style:style style:name="T12" style:family="text">
      <style:text-properties fo:color="#000000" style:font-name="Liberation Serif" fo:font-weight="normal" officeooo:rsid="001a5610" style:font-weight-asian="normal" style:font-weight-complex="normal"/>
    </style:style>
    <style:style style:name="T13" style:family="text">
      <style:text-properties fo:color="#000000" style:font-name="Liberation Serif" fo:font-weight="normal" officeooo:rsid="001b9871" style:font-weight-asian="normal" style:font-weight-complex="normal"/>
    </style:style>
    <style:style style:name="T14" style:family="text">
      <style:text-properties fo:color="#000000" style:font-name="Liberation Serif" fo:font-weight="normal" officeooo:rsid="00370fbf" style:font-weight-asian="normal" style:font-weight-complex="normal"/>
    </style:style>
    <style:style style:name="T15" style:family="text">
      <style:text-properties fo:color="#000000" style:font-name="Liberation Serif" fo:font-weight="normal" officeooo:rsid="00387b65" style:font-weight-asian="normal" style:font-weight-complex="normal"/>
    </style:style>
    <style:style style:name="T16" style:family="text">
      <style:text-properties fo:color="#000000" style:font-name="Liberation Serif" style:text-underline-style="solid" style:text-underline-width="auto" style:text-underline-color="font-color" fo:font-weight="normal" style:font-weight-asian="normal" style:font-weight-complex="normal"/>
    </style:style>
    <style:style style:name="T17" style:family="text">
      <style:text-properties fo:color="#000000" style:font-name="Liberation Serif" officeooo:rsid="00387b65"/>
    </style:style>
    <style:style style:name="T18" style:family="text">
      <style:text-properties style:font-name="Liberation Serif"/>
    </style:style>
    <style:style style:name="T19" style:family="text">
      <style:text-properties style:font-name="Liberation Serif" officeooo:rsid="0026b7ae"/>
    </style:style>
    <style:style style:name="T20" style:family="text">
      <style:text-properties style:font-name="Liberation Serif" fo:font-style="italic" style:font-style-asian="italic" style:font-style-complex="italic"/>
    </style:style>
    <style:style style:name="T21" style:family="text">
      <style:text-properties style:font-name="Liberation Serif" fo:font-style="normal" style:font-style-asian="normal" style:font-style-complex="normal"/>
    </style:style>
    <style:style style:name="T22" style:family="text">
      <style:text-properties style:font-name="Liberation Serif" officeooo:rsid="002773aa"/>
    </style:style>
    <style:style style:name="T23" style:family="text">
      <style:text-properties style:font-name="Liberation Serif"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weight="normal" style:font-weight-asian="normal" style:font-weight-complex="normal"/>
    </style:style>
    <style:style style:name="T26" style:family="text">
      <style:text-properties fo:font-weight="normal" officeooo:rsid="0025d9a4" style:font-weight-asian="normal" style:font-weight-complex="normal"/>
    </style:style>
    <style:style style:name="T27" style:family="text">
      <style:text-properties fo:font-weight="normal" officeooo:rsid="0026b7ae" style:font-weight-asian="normal" style:font-weight-complex="normal"/>
    </style:style>
    <style:style style:name="T28" style:family="text">
      <style:text-properties fo:font-weight="normal" officeooo:rsid="003acd44" style:font-weight-asian="normal" style:font-weight-complex="normal"/>
    </style:style>
    <style:style style:name="T29" style:family="text">
      <style:text-properties fo:font-weight="normal" officeooo:rsid="003ca351" style:font-weight-asian="normal" style:font-weight-complex="normal"/>
    </style:style>
    <style:style style:name="T30" style:family="text">
      <style:text-properties officeooo:rsid="0029280e"/>
    </style:style>
    <style:style style:name="T31" style:family="text">
      <style:text-properties style:text-underline-style="none"/>
    </style:style>
    <style:style style:name="T32" style:family="text">
      <style:text-properties style:text-underline-style="none" officeooo:rsid="0029280e"/>
    </style:style>
    <style:style style:name="T33" style:family="text">
      <style:text-properties style:text-underline-style="none" officeooo:rsid="002a5830"/>
    </style:style>
    <style:style style:name="T34" style:family="text">
      <style:text-properties style:text-underline-style="none" officeooo:rsid="002c3be2"/>
    </style:style>
    <style:style style:name="T35" style:family="text">
      <style:text-properties style:text-underline-style="none" officeooo:rsid="002dd425"/>
    </style:style>
    <style:style style:name="T36" style:family="text">
      <style:text-properties style:text-underline-style="none" officeooo:rsid="002fd680"/>
    </style:style>
    <style:style style:name="T37" style:family="text">
      <style:text-properties style:text-underline-style="none" officeooo:rsid="0030a2fb"/>
    </style:style>
    <style:style style:name="T38" style:family="text">
      <style:text-properties style:text-underline-style="none" fo:font-weight="normal" officeooo:rsid="0019811c" style:font-weight-asian="normal" style:font-weight-complex="normal"/>
    </style:style>
    <style:style style:name="T39" style:family="text">
      <style:text-properties style:text-underline-style="none" officeooo:rsid="00360416"/>
    </style:style>
    <style:style style:name="T40" style:family="text">
      <style:text-properties officeooo:rsid="002fe9a3"/>
    </style:style>
    <style:style style:name="T41" style:family="text">
      <style:text-properties officeooo:rsid="0030a2fb"/>
    </style:style>
    <style:style style:name="T42" style:family="text">
      <style:text-properties officeooo:rsid="00352eef"/>
    </style:style>
    <style:style style:name="T43" style:family="text">
      <style:text-properties style:font-name="Liberation Serif1" officeooo:rsid="00352eef"/>
    </style:style>
    <style:style style:name="T44" style:family="text">
      <style:text-properties style:font-name="Liberation Serif1" style:text-underline-style="none"/>
    </style:style>
    <style:style style:name="T45" style:family="text">
      <style:text-properties style:font-name="Liberation Serif1" style:text-underline-style="none" officeooo:rsid="00360416"/>
    </style:style>
    <style:style style:name="T46" style:family="text">
      <style:text-properties style:font-name="Liberation Serif1" style:text-underline-style="none" officeooo:rsid="003fcb21"/>
    </style:style>
    <style:style style:name="T47" style:family="text">
      <style:text-properties style:font-name="Liberation Serif1" style:text-underline-style="none" officeooo:rsid="003fdfec"/>
    </style:style>
    <style:style style:name="T48" style:family="text">
      <style:text-properties style:font-name="Liberation Serif1" style:text-underline-style="none" fo:font-weight="bold" officeooo:rsid="003fdfec" style:font-weight-asian="bold" style:font-weight-complex="bold"/>
    </style:style>
    <style:style style:name="T49" style:family="text">
      <style:text-properties style:font-name="Liberation Serif1" style:text-underline-style="none" officeooo:rsid="0040f315"/>
    </style:style>
    <style:style style:name="T50" style:family="text">
      <style:text-properties style:font-name="Liberation Serif1" fo:font-size="14pt" style:text-underline-style="solid" style:text-underline-width="auto" style:text-underline-color="font-color" officeooo:rsid="00352eef" style:font-size-asian="14pt" style:font-size-complex="14pt"/>
    </style:style>
    <style:style style:name="T51" style:family="text">
      <style:text-properties style:font-name="Liberation Serif1" fo:font-size="14pt" style:text-underline-style="solid" style:text-underline-width="auto" style:text-underline-color="font-color" officeooo:rsid="00360416" style:font-size-asian="14pt" style:font-size-complex="14pt"/>
    </style:style>
    <style:style style:name="T52" style:family="text">
      <style:text-properties style:font-name="Liberation Serif" fo:font-weight="normal" style:font-weight-asian="normal" style:font-weight-complex="normal"/>
    </style:style>
    <style:style style:name="T53" style:family="text">
      <style:text-properties style:font-name="Liberation Serif" fo:font-weight="normal" officeooo:rsid="00352eef" style:font-weight-asian="normal" style:font-weight-complex="normal"/>
    </style:style>
    <style:style style:name="T54" style:family="text">
      <style:text-properties style:font-name="Liberation Serif" fo:font-weight="normal" officeooo:rsid="00258190" style:font-weight-asian="normal" style:font-weight-complex="normal"/>
    </style:style>
    <style:style style:name="T55" style:family="text">
      <style:text-properties style:font-name="Liberation Serif" fo:font-weight="normal" officeooo:rsid="00360416" style:font-weight-asian="normal" style:font-weight-complex="normal"/>
    </style:style>
    <style:style style:name="T56" style:family="text">
      <style:text-properties style:font-name="Liberation Serif" style:text-underline-style="none" fo:font-weight="normal" style:font-weight-asian="normal" style:font-weight-complex="normal"/>
    </style:style>
    <style:style style:name="T57" style:family="text">
      <style:text-properties style:font-name="Liberation Serif" style:text-underline-style="none" fo:font-weight="normal" officeooo:rsid="0041925c" style:font-weight-asian="normal" style:font-weight-complex="normal"/>
    </style:style>
    <style:style style:name="T58" style:family="text">
      <style:text-properties officeooo:rsid="00360416"/>
    </style:style>
    <style:style style:name="T59" style:family="text">
      <style:text-properties officeooo:rsid="003e8499"/>
    </style:style>
    <style:style style:name="T60" style:family="text">
      <style:text-properties officeooo:rsid="003ea323"/>
    </style:style>
    <style:style style:name="T61" style:family="text">
      <style:text-properties officeooo:rsid="0042d8f0"/>
    </style:style>
    <style:style style:name="T62" style:family="text">
      <style:text-properties officeooo:rsid="0044992f"/>
    </style:style>
    <style:style style:name="T63" style:family="text">
      <style:text-properties officeooo:rsid="0044e4b7"/>
    </style:style>
    <style:style style:name="T64" style:family="text">
      <style:text-properties officeooo:rsid="0045e2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Rapport</text:p>
      <text:p text:style-name="P61"/>
      <text:p text:style-name="P61"/>
      <text:p text:style-name="P94"><text:span text:style-name="T43">І</text:span>. Résumé</text:p>
      <text:p text:style-name="P61"/>
      <text:p text:style-name="P61">L’hôtel est composé de 40 chambres, d’un restaurant et d’un casino. Il possède également plusieurs options : wifi, plongée et spa.</text:p>
      <text:p text:style-name="P61"/>
      <text:p text:style-name="P61">Chaque client qui réserve obtient n tic<text:span text:style-name="T43">І</text:span>kets restaurants de 5 euros, où n correspond à la durée de son séjour (ex : un client venant pour une semaine aura <text:s/>7 tickets). 20 jetons à utiliser au casino lui sont également offerts.</text:p>
      <text:p text:style-name="P61">Les options sont en suppléments. </text:p>
      <text:p text:style-name="P61"/>
      <text:p text:style-name="P73">Nous avons fait un package <text:span text:style-name="T24">Projet</text:span> avec à l’intérieur 2 sous packages : <text:span text:style-name="T24">core</text:span> correspondant aux classes principales et <text:span text:style-name="T24">options</text:span> correspondant aux classes optionnelles. </text:p>
      <text:p text:style-name="P73"/>
      <text:p text:style-name="P94"><text:span text:style-name="T43">ІІ</text:span>. Les différentes classes</text:p>
      <text:p text:style-name="P61"/>
      <text:p text:style-name="P103"><text:span text:style-name="T42">1. </text:span>La classe client</text:p>
      <text:p text:style-name="P61"/>
      <text:p text:style-name="P74">Attributs</text:p>
      <text:p text:style-name="P62"/>
      <text:p text:style-name="P63">Un client possède des attributs nécessaires à son enregistrement (nom, prénom, email, etc). </text:p>
      <text:p text:style-name="P64">Dans le constructeur, nous faisons des vérifications pour que le client renseigne des informations correctes. </text:p>
      <text:p text:style-name="P64">Pour la date de naissance <text:s/><text:span text:style-name="T40">(</text:span>sous la forme <text:span text:style-name="T40">jj/mm/aaaa), le premier chiffre du j doit être compris entre 0 et 3. Le premier chiffre du mois doit être 0 ou 1. Le premier chiffre de l’année doit être 1 ou 2. Cela permet de ne pas pouvoir rentrer une date comme 43/20/3020. Cependant, la vérification possède certaines limites puisqu’il est possible de mettre 34/14/1000 (pour faciliter les choses, il n’y pas de vérifications pour le deuxième chiffre du jour et du mois, et le choix de l’année est restreint mais pas suffisamment).</text:span></text:p>
      <text:p text:style-name="P65"><text:span text:style-name="T41">L</text:span>’emai<text:span text:style-name="T41">l</text:span> doit forcément avoir un « @ » et un « . » quelque part après l’arobase. Il y a des limites aussi puisqu’il y peut y avoir par exemple plusieurs points d’affilés ou plus<text:span text:style-name="T41">ieurs</text:span> arobases.</text:p>
      <text:p text:style-name="P66"><text:span text:style-name="T41">Le numéro de téléphone doit être de longueur 10 et contenir seulement des chiffres.</text:span></text:p>
      <text:p text:style-name="P67">L’indice téléphonique doit être de la forme « + » suivi de deux chiffres.</text:p>
      <text:p text:style-name="P67">La durée du séjour doit être positive.</text:p>
      <text:p text:style-name="P67"/>
      <text:p text:style-name="P66"><text:span text:style-name="T41">Il possède également des attributs utiles durant son séjour :</text:span></text:p>
      <text:p text:style-name="P63">-<text:span text:style-name="T1">note est incrémenté dès qu’il fait des dépenses (restaurant, wifi, etc)</text:span></text:p>
      <text:p text:style-name="P63">-<text:span text:style-name="T1">gains pour le casino</text:span></text:p>
      <text:p text:style-name="P63">-<text:span text:style-name="T1">tickets pour le restaurant</text:span></text:p>
      <text:p text:style-name="P63">-<text:span text:style-name="T1">presence et abroad pour l’option plongée</text:span></text:p>
      <text:p text:style-name="P63"/>
      <text:p text:style-name="P74">Fonctions</text:p>
      <text:p text:style-name="P62"><text:span text:style-name="T42">Cette </text:span>classe possède les getters et setters nécessaires ainsi que les fonctions concernant les activités qu’il peut faire à l’hôtel.</text:p>
      <text:p text:style-name="P62"/>
      <text:p text:style-name="P80">Les activités principales</text:p>
      <text:p text:style-name="P61"/>
      <text:p text:style-name="P61">-<text:span text:style-name="T1">La fonction pour le casino : </text:span><text:span text:style-name="T4">partie()</text:span></text:p>
      <text:p text:style-name="P68">Le client peut faire une ou plusieurs parties de roulette. A chaque partie effectuée, ses gains et son nombre de jetons sont mis à jour.</text:p>
      <text:p text:style-name="P61"><text:soft-page-break/></text:p>
      <text:p text:style-name="P61">-<text:span text:style-name="T1">La fonction pour le restaurant : </text:span><text:span text:style-name="T4">commandeRestau()</text:span></text:p>
      <text:p text:style-name="P69">Le client peut soit faire une commande à la carte, soit prendre une formule (mojito ou daiquiri). S’il prend une formule, il a la possibilité de prendre un supplément. Par exemple, s’il prend une formule daiquiri (plat+accompagnement+boisson), il peut prendre en plus une entrée et/ou un dessert.</text:p>
      <text:p text:style-name="P69">Après avoir commandé, il peut utiliser ou non un ticket restaurant. S’il choisi d’en utiliser un, 5 euros sont directement déduit de sa note.</text:p>
      <text:p text:style-name="P69"/>
      <text:p text:style-name="P81">Les activités optionnelles</text:p>
      <text:p text:style-name="P61"/>
      <text:p text:style-name="P69">-La fonction <text:span text:style-name="T3">CoInt()</text:span></text:p>
      <text:p text:style-name="P69">La note du client est mise à jour selon le nombre d’heures ou il a utilisé le wifi. Le wifi est facturé 10 euros de l’heure.</text:p>
      <text:p text:style-name="P69"/>
      <text:p text:style-name="P69">-La fonction <text:span text:style-name="T3">Massage()</text:span></text:p>
      <text:p text:style-name="P68">Le client choisi un massage entre relaxant, à l’élixir de bougies et pierres chaudes. Sa note est mise à jour selon le type de massage choisi.</text:p>
      <text:p text:style-name="P68"/>
      <text:p text:style-name="P68">-La fonction <text:span text:style-name="T3">plong()</text:span></text:p>
      <text:p text:style-name="P68">Le client peut faire un baptême de plongée, ou une croisière si il lui reste au moins 10 jours de séjour. Après avoir choisi, sa note est mise à jour. S’il fait une croisière, son attribut presence devient false. Ainsi, les activités proposées chaque jour ne lui seront pas proposées durant son absence.</text:p>
      <text:p text:style-name="P69"/>
      <text:p text:style-name="P106">Algorithme : </text:p>
      <text:p text:style-name="P106"/>
      <text:p text:style-name="P58"><text:span text:style-name="T57">Fonction</text:span></text:p>
      <text:p text:style-name="P59"/>
      <text:p text:style-name="P59"/>
      <text:p text:style-name="P102"><text:span text:style-name="T42">2. </text:span>La classe <text:span text:style-name="T2">Chambre</text:span></text:p>
      <text:p text:style-name="P68"/>
      <text:p text:style-name="P75">Attribut</text:p>
      <text:p text:style-name="P85">Chambre est caractérisée par un attribut : son type (simple, double, triple, deluxe).</text:p>
      <text:p text:style-name="P85"/>
      <text:p text:style-name="P75">Constucteur</text:p>
      <text:p text:style-name="P85">Le constructeur a en paramètre le type de chambre. Nous ne faisons pas de test pour vérifier que <text:s/>le type est bien correct car nous avons une fonction permettant au client de choisir le type de chambre qu’il veut, et nous traitons le cas où il choisi un mauvais type de chambre. (fonction max(String type) dans Hotel : default dans le switch)</text:p>
      <text:p text:style-name="P85"/>
      <text:p text:style-name="P75">Fonctions</text:p>
      <text:p text:style-name="P85">-Un getter</text:p>
      <text:p text:style-name="P85">-Une fonction pour récupérer le prix selon le type de chambre </text:p>
      <text:p text:style-name="P85"/>
      <text:p text:style-name="P101"><text:span text:style-name="T58">3. </text:span>La classe Hotel</text:p>
      <text:p text:style-name="P85"/>
      <text:p text:style-name="P76">Attributs</text:p>
      <text:p text:style-name="P76"/>
      <text:p text:style-name="P86">- nbSimple, nbDouble, nbTriple, nbDeluxe : entiers correspondant respectivement au nombre de chambres simples, doubles, triples et deluxes.</text:p>
      <text:p text:style-name="P86">-resto pour crée un restaurant dans l’hôtel</text:p>
      <text:p text:style-name="P86">-numChambre : tableau d’entiers allant de 1 à 40 correspondant au numéro de chaque chambre</text:p>
      <text:p text:style-name="P86"><text:soft-page-break/>-Client : tableau de 40 clients (initialement clients par défaut, <text:span text:style-name="T62">ce qui équivaut à pas de clients</text:span>). A chaque fois qu’un client s’enregistre, il est placé selon son numéro de chambre. (Par exemple, si un client réserve la chambre numéro 12, on le met à la 12ème place (donc à l’indice 11 du tableau). </text:p>
      <text:p text:style-name="P86">-Chambre : tableau de 40 chambres, construit en fonction des 4 entiers correspondant au nombre de chaque type de <text:span text:style-name="T5">chambres</text:span></text:p>
      <text:p text:style-name="P86"/>
      <text:p text:style-name="P77">Fonctions</text:p>
      <text:p text:style-name="P87">La classe possède des getters et setters, ainsi que des fonctions correspondant à la réservation et aux activités que l’hôtel propose.</text:p>
      <text:p text:style-name="P87"/>
      <text:p text:style-name="P82">Fonctions pour la réservation</text:p>
      <text:p text:style-name="P82"/>
      <text:p text:style-name="P88">Pour que la réservation soit possible, plusieurs paramètres sont à prendre en compte. Pour cela, nous avons fait plusieurs sous-fonctions.</text:p>
      <text:p text:style-name="P88"/>
      <text:p text:style-name="P88">Il faut que le client effectuant la réservation demande une chambre <text:span text:style-name="T6">appropriée</text:span> au <text:span text:style-name="T6">n</text:span>ombre de personnes <text:span text:style-name="T6">voulant l’occuper</text:span>. Par exemple, si le client veut réserver une chambre pour 2 personnes, il ne peut pas demander une chambre simple.</text:p>
      <text:p text:style-name="P89">La fonction <text:span text:style-name="T3">max(String type)</text:span> nous donne 2 informations : le maximum de personnes possible dans une chambre selon son type, et si le type de chambre renseigné est correct.</text:p>
      <text:p text:style-name="P90">Nous avons fait une fonction permettant au client de choisir le type de chambre qu’il veut : <text:span text:style-name="T3">choixType()</text:span>. <text:span text:style-name="T6">Elle renvoie le type de chambre choisi et le maximum de personnes possibles dans cette chambre, récupéré grâce à la fonction précédente.</text:span></text:p>
      <text:p text:style-name="P83"/>
      <text:p text:style-name="P88">Il faut que le type de chambre que le client demande soit disponible.</text:p>
      <text:p text:style-name="P89">La fonction <text:span text:style-name="T3">disponibilite(String type) </text:span>vérifie la disponibilité. Si le type de chambre demandé par le client est disponible, la fonction renvoie un entier correspond au premier numéro de chambre disponible qu’elle a trouvé.</text:p>
      <text:p text:style-name="P84"/>
      <text:p text:style-name="P70"><text:span text:style-name="T38">Nous avons fait une fonction</text:span><text:span text:style-name="T8"> </text:span><text:span text:style-name="T9">reservation(int max, Client c, int n, String type). </text:span><text:span text:style-name="T11">Elle compare le max avec le nombre de personnes qui veulent occuper la chambre (variable n) et vérifie la disponibilité. Si tout est ok, on récupère le numéro de chambre disponible (supposons numéro k) grâce à la fonction disponibilite(type). La kième place du tableau de disponibilité passe à « occupée » et la kième place du tableau de client est remplacé par le client effectuant la réservation.</text:span></text:p>
      <text:p text:style-name="P1"/>
      <text:p text:style-name="P71"><text:span text:style-name="T10">La fonction </text:span><text:span text:style-name="T9">Reservation(Client c)</text:span><text:span text:style-name="T12"> </text:span></text:p>
      <text:p text:style-name="P72"><text:span text:style-name="T12">C</text:span><text:span text:style-name="T10">ette fonction réalise la réservation de la chambre avec interaction du client. Elle appelle tout d’abord la méthode </text:span><text:span text:style-name="T9">choixType() </text:span><text:span text:style-name="T10">pour que le client choisisse le type de chambre à réserver puis on lui demande combien de personnes vont occuper la chambre et on appelle </text:span><text:span text:style-name="T9">reservation(int max, Client c, int n, String type). </text:span><text:span text:style-name="T14">Si la réservation ne fonctionne pas(le client veut faire occuper la chambre par plus de personnes que le maximum autorisé) on recommence le processus de choix du type de chambre et de demande du nombre de personnes occupant la chambre. Lorsque la réservation se passe bien on lui annonce et lui imprime le ticket récapitulatif de sa réservation. </text:span></text:p>
      <text:p text:style-name="P3"/>
      <text:p text:style-name="P78"><text:span text:style-name="T7">Reception()</text:span><text:span text:style-name="T10"> </text:span></text:p>
      <text:p text:style-name="P79"><text:span text:style-name="T10">Cette fonction simule un comptoir à l’entrée de l’hôtel. On demande s’il y a un nouveau client et si c’est le cas on </text:span><text:span text:style-name="T15">l’enregistre avec </text:span><text:span text:style-name="T17">Enregistrement() </text:span><text:span text:style-name="T15">située dans Test puis l’on procède à la réservation de sa chambre avec </text:span><text:span text:style-name="T17">Reservation( Client c)</text:span><text:span text:style-name="T15">. On propose au client s’il veut réserver d’autres chambres et lorsqu’il en a fini on réitère ce processus pour chaque nouveau client jusqu’à ce qu’il n’y en ait plus qui arrive.</text:span></text:p>
      <text:p text:style-name="P4"/>
      <text:p text:style-name="P71"><text:soft-page-break/><text:span text:style-name="T16"/></text:p>
      <text:p text:style-name="P71"><text:span text:style-name="T16"/></text:p>
      <text:p text:style-name="P71"><text:span text:style-name="T16">Fonctions pour les activités de l’hôtel</text:span><text:span text:style-name="T10"> </text:span></text:p>
      <text:p text:style-name="P2"/>
      <text:p text:style-name="P5">Une fonction pour chaque activité : <text:span text:style-name="T3">Casino()</text:span>, <text:span text:style-name="T3">Restau()</text:span>, <text:span text:style-name="T3">Spa()</text:span>, <text:span text:style-name="T3">Plongee()</text:span></text:p>
      <text:p text:style-name="P91"><text:span text:style-name="T10">Ces fonctions récupèrent le tableau de client de l’hôtel et le parcours. Tant qu’il y a des clients, elle leur propose l’activité (exemple : manger au restaurant). Tant qu’ils disent oui, ils peuvent faire l’activité (commander quelque chose) grâce aux appels de fonctions dans </text:span><text:span text:style-name="T13">la classe C</text:span><text:span text:style-name="T10">lient (fonction commandeRestau()).</text:span></text:p>
      <text:p text:style-name="P6"/>
      <text:p text:style-name="P105">Algorithme :</text:p>
      <text:p text:style-name="P105"/>
      <text:p text:style-name="P14">Fonction <text:span text:style-name="T62">Activité</text:span>(){</text:p>
      <text:p text:style-name="P14"><text:s text:c="5"/><text:span text:style-name="T61">c = tableau de 40 clients (construit réellement ou par défaut)</text:span></text:p>
      <text:p text:style-name="P14"><text:s text:c="5"/><text:span text:style-name="T61">pour i allant de 1 à 40, faire</text:span></text:p>
      <text:p text:style-name="P14"><text:s text:c="10"/><text:span text:style-name="T61">Si le client n’est pas un client par défaut et le client est présent alors</text:span></text:p>
      <text:p text:style-name="P14"><text:s text:c="15"/><text:span text:style-name="T61">sc = création d’un scanner</text:span></text:p>
      <text:p text:style-name="P14"><text:s text:c="15"/><text:span text:style-name="T61">afficher une question pour proposer au client l’activité</text:span></text:p>
      <text:p text:style-name="P14"><text:s text:c="15"/><text:span text:style-name="T61">rep = réponse du client</text:span></text:p>
      <text:p text:style-name="P14"><text:s text:c="15"/><text:span text:style-name="T64">Tant que le client veut faire l’activité faire</text:span></text:p>
      <text:p text:style-name="P14"><text:s text:c="20"/><text:span text:style-name="T61">Appel de la fonction pour faireActivité()</text:span></text:p>
      <text:p text:style-name="P14"><text:s text:c="15"/><text:span text:style-name="T61">fin_tant que</text:span></text:p>
      <text:p text:style-name="P14"><text:s text:c="11"/><text:span text:style-name="T61">fin_si</text:span></text:p>
      <text:p text:style-name="P14"><text:s text:c="7"/><text:span text:style-name="T61">fin_pour</text:span></text:p>
      <text:p text:style-name="P14"/>
      <text:p text:style-name="P17">Remarques : </text:p>
      <text:p text:style-name="P17"><text:span text:style-name="T62">Activité</text:span>() <text:span text:style-name="T62">généralise les fonctions vu au dessus car elles fonctionnent de la même façon.</text:span></text:p>
      <text:p text:style-name="P18">faireActivité() correspond aux fonctions se trouvant dans la classe Client (partie() pour jouer au casino par exemple).</text:p>
      <text:p text:style-name="P17">Nous vérifions que le client est présent afin de ne pas proposer une activité à un client parti en croisière.</text:p>
      <text:p text:style-name="P19">La fonction <text:span text:style-name="T3">Casino()</text:span> n’a pas de while mais un if car il y a déjà un while dans la fonction partie() de la classe Client.</text:p>
      <text:p text:style-name="P7">La fonction <text:span text:style-name="T3">wifi() </text:span>permet de savoir combien de temps chaque client a utilisé le wifi, et l’ajoute ensuite à sa note grâce à la fonction coInt() de la classe Client.</text:p>
      <text:p text:style-name="P7"/>
      <text:p text:style-name="P92"><text:span text:style-name="T10">La fonction </text:span><text:span text:style-name="T9">day() </text:span><text:span text:style-name="T10">modélise une journée à l’hôtel en faisant chaque jours toutes les activités citées précédemment et une réception. De plus, chaque jour les notes des clients sont incrémentées grâce à la fonction </text:span><text:span text:style-name="T9">payrooms()</text:span><text:span text:style-name="T10">. </text:span></text:p>
      <text:p text:style-name="P7"/>
      <text:p text:style-name="P104"><text:span text:style-name="T55">4</text:span><text:span text:style-name="T53">. </text:span><text:span text:style-name="T52">La classe </text:span><text:span text:style-name="T54">Restaurant</text:span></text:p>
      <text:p text:style-name="P8"/>
      <text:p text:style-name="P9">Pas d’attributs pour cette classe. Elle sert juste à créer un restaurant dans l’hôtel afin de pouvoir ensuite faire des commandes. Elle affiche également sa carte.</text:p>
      <text:p text:style-name="P9"/>
      <text:p text:style-name="P95"><text:span text:style-name="T58">5. </text:span>La classe Commande</text:p>
      <text:p text:style-name="P42"/>
      <text:p text:style-name="P26">Attributs</text:p>
      <text:p text:style-name="P9"/>
      <text:p text:style-name="P93"><text:span text:style-name="T10">-commande : tableau de boolean de taille 5 correspondant aux 5 choix de la carte : entrée, plat, accompagnement, dessert, boisson. Chaque proposition de la carte sera donc vrai ou fausse selon le choix du client. Le tableau a un ordre précis : le premier élément est un boolean pour l’entrée, le </text:span><text:soft-page-break/><text:span text:style-name="T10">second pour le plat, le troisième pour l’accompagnement, le quatrième pour le dessert et le cinquième pour la boisson.</text:span></text:p>
      <text:p text:style-name="P9">-prix : prix de la commande</text:p>
      <text:p text:style-name="P9"/>
      <text:p text:style-name="P27">Fonctions</text:p>
      <text:p text:style-name="P10">Les fonctions sont réparties selon le choix du client. </text:p>
      <text:p text:style-name="P10"/>
      <text:p text:style-name="P35"><text:span text:style-name="T26">Fonction </text:span><text:span text:style-name="T27">pour</text:span><text:span text:style-name="T26"> une commande à la carte </text:span></text:p>
      <text:p text:style-name="P35"><text:span text:style-name="T26"/></text:p>
      <text:p text:style-name="P41"><text:span text:style-name="T18">commandearte(boolean entree, boolean plat, boolean accompagnement, boolean dessert, boolean boisson)</text:span></text:p>
      <text:p text:style-name="P38"><text:span text:style-name="T18">Elle calcule le prix d’une commande à la carte grâce aux 5 boolean qui valent true si le client en veut, faux sinon. </text:span><text:span text:style-name="T19">De plus, le tableau commande est modifié. Tout ce que le client a choisi passe à true. </text:span></text:p>
      <text:p text:style-name="P39"><text:span text:style-name="T19">P</text:span><text:span text:style-name="T18">ar exemple, si le client veut un plat et un dessert, commande devient {false, true, false, true, false}. </text:span></text:p>
      <text:p text:style-name="P38"/>
      <text:p text:style-name="P36"><text:span text:style-name="T18">Fonctions </text:span><text:span text:style-name="T19">si le client choisi une formule </text:span></text:p>
      <text:p text:style-name="P38"><text:span text:style-name="T19"/></text:p>
      <text:p text:style-name="P39"><text:span text:style-name="T18">Il y a deux formules possibles : Mojito (plat + boisson = 6euros) et Daiquiri (plat + accompagnement + boisson = 8euros)</text:span></text:p>
      <text:p text:style-name="P39"><text:span text:style-name="T18"/></text:p>
      <text:p text:style-name="P39"><text:span text:style-name="T18">La fonction </text:span><text:span text:style-name="T23">commandeFormule(String rep)</text:span><text:span text:style-name="T18"> calcule le prix de la commande selon la formule choisi par le client. Les éléments du tableau </text:span><text:span text:style-name="T20">commande </text:span><text:span text:style-name="T21">est mis à jour (pour une formule Mojito par exemple, les boolean pour le plat et la boisson passent à true).</text:span></text:p>
      <text:p text:style-name="P39"><text:span text:style-name="T21"/></text:p>
      <text:p text:style-name="P39"><text:span text:style-name="T18">Dans les deux cas, nous avons ajouter une fonction permettant de compléter la commande si le client souhaite. </text:span></text:p>
      <text:p text:style-name="P39"><text:span text:style-name="T18"/></text:p>
      <text:p text:style-name="P37"><text:span text:style-name="T19">La fonction </text:span><text:span text:style-name="T23">addMojito(boolean entree, boolean accompagnement, boolean dessert)</text:span><text:span text:style-name="T18"> </text:span><text:span text:style-name="T22">permet au</text:span><text:span text:style-name="T19"> client </text:span><text:span text:style-name="T22">de</text:span><text:span text:style-name="T19"> prendre en supplément, une entrée et/ou un accompagnement et/ou un dessert. </text:span><text:span text:style-name="T22">De la même façon que pour les fonctions précédentes, le tableau commande est modifié et le prix de la commande aussi.</text:span></text:p>
      <text:p text:style-name="P37"><text:span text:style-name="T22"/></text:p>
      <text:p text:style-name="P40"><text:span text:style-name="T18">La fonction </text:span><text:span text:style-name="T23">addDaiquiri(boolean entree, <text:s/>boolean dessert)</text:span><text:span text:style-name="T18"> fonctionne de la même manière. </text:span></text:p>
      <text:p text:style-name="P40"><text:span text:style-name="T18"/></text:p>
      <text:p text:style-name="P40"><text:span text:style-name="T18">Nous avons fait deux fonctions différentes pour que le client ne puisse rajouter quelque chose qui n’est pas déjà dans sa formule.</text:span></text:p>
      <text:p text:style-name="P40"><text:span text:style-name="T18"/></text:p>
      <text:p text:style-name="P11">Comme en réservant une chambre, le client obtient des tickets restaurant de 5 euros, nous avons ajouté une fonction <text:span text:style-name="T3">useTicket()</text:span> permettant de retirer 5 euros au prix de la commande si le client souhaite utiliser un de ses tickets.</text:p>
      <text:p text:style-name="P11"/>
      <text:p text:style-name="P96">6. La classe casino</text:p>
      <text:p text:style-name="P96"/>
      <text:p text:style-name="P21">La classe casino correspond en fait au jeu de la roulette comme demandé dans l’énoncé nous n’avons pas codé d’autre jeu.</text:p>
      <text:p text:style-name="P21"/>
      <text:p text:style-name="P30">Attributs</text:p>
      <text:p text:style-name="P30"/>
      <text:p text:style-name="P30">-<text:span text:style-name="T25">Roulette </text:span><text:span text:style-name="T28">la roulette avec ses cases numérotées et de couleur représentée par un HashMap pour pouvoir facilement associer le numéro de la case à sa couleur et sa parité</text:span></text:p>
      <text:p text:style-name="P30"><text:span text:style-name="T28">-gainpl la somme totale gagnée par le joueur courant pendant cette journée au casino</text:span></text:p>
      <text:p text:style-name="P30"><text:soft-page-break/><text:span text:style-name="T28">-</text:span><text:span text:style-name="T29">nbj le nombre de jetons du joueur</text:span></text:p>
      <text:p text:style-name="P30"><text:span text:style-name="T29"/></text:p>
      <text:p text:style-name="P31">Fonctions</text:p>
      <text:p text:style-name="P31"/>
      <text:p text:style-name="P31">getnbj()</text:p>
      <text:p text:style-name="P22">Ce getter est particulier dans le sens ou le client ne peut vraisemblablement avoir en sa possession un nombre négatif de jetons donc lorsque l’on récupère son nombre de jetons (qui est modifié en mm temps que ses gains qui peuvent eux être négatifs) on prend soin de récupérer le maximum entre ce nombre et 0.</text:p>
      <text:p text:style-name="P22"/>
      <text:p text:style-name="P32">create()</text:p>
      <text:p text:style-name="P23">Cette méthode construit toutes les cases de la roulette</text:p>
      <text:p text:style-name="P23"/>
      <text:p text:style-name="P32"><text:span text:style-name="T59">roule</text:span>()</text:p>
      <text:p text:style-name="P24">Cette méthode renvoie un entier aléatoire entre 0 et 36</text:p>
      <text:p text:style-name="P24"/>
      <text:p text:style-name="P33">gagne(int n, String mise)</text:p>
      <text:p text:style-name="P24">En fonction d’en entier <text:span text:style-name="T3">n</text:span> et d’une chaîne de caractères <text:span text:style-name="T3">mise</text:span> qui représente la mise du joueur, cette fonction détermine si le joueur à réussi son pari ou non et renvoie true si il a gagné et false sinon.</text:p>
      <text:p text:style-name="P24"/>
      <text:p text:style-name="P33">miser(String mise,int valeur)</text:p>
      <text:p text:style-name="P24">Cette méthode prend en paramètre <text:span text:style-name="T60">le type de mise du joueur et la valeur en euros de sa mise (en entier). Elle fait « rouler » la bille et vérifie si le joueur a gagné et met à jour ses gains et nombre de jetons.</text:span></text:p>
      <text:p text:style-name="P24"/>
      <text:p text:style-name="P34">tour()</text:p>
      <text:p text:style-name="P25">Simule un tour de roulette en veillant à ce que le type de mise renseigné par le joueur soit conforme.</text:p>
      <text:p text:style-name="P25">On lui demande le montant de sa mise et on le fait jouer avec la méthode <text:span text:style-name="T3">miser()</text:span>.</text:p>
      <text:p text:style-name="P33"/>
      <text:p text:style-name="P20"/>
      <text:p text:style-name="P97"><text:span text:style-name="T58">7. </text:span>La classe Plongee</text:p>
      <text:p text:style-name="P12"/>
      <text:p text:style-name="P12">Nous avons choisi les activités et prix qui sont dans l’énoncé.</text:p>
      <text:p text:style-name="P11"/>
      <text:p text:style-name="P28">Attributs</text:p>
      <text:p text:style-name="P11"/>
      <text:p text:style-name="P11">-nbBapteme correspond au nombre de baptême qu’un client veut faire</text:p>
      <text:p text:style-name="P11">-nbCroisière <text:s/>correspond au nombre de <text:span text:style-name="T30">croisière</text:span> qu’un client veut faire</text:p>
      <text:p text:style-name="P11"/>
      <text:p text:style-name="P13">Nous avons choisi les attributs de cette façon car on considère qu’un client peut faire autant de baptêmes ou croisières (tant qu’il lui reste assez de jours pour la faire car elle dure 10 jours) qu’il veut. De même pour ses accompagnateurs s’il en a.</text:p>
      <text:p text:style-name="P13"/>
      <text:p text:style-name="P29">Fonctions</text:p>
      <text:p text:style-name="P29"/>
      <text:p text:style-name="P43"><text:span text:style-name="T32">-</text:span><text:span text:style-name="T33">total() </text:span></text:p>
      <text:p text:style-name="P43"><text:span text:style-name="T34">Calcul</text:span><text:span text:style-name="T33">e le prix total selon les choix du client l’affiche.</text:span></text:p>
      <text:p text:style-name="P43"><text:span text:style-name="T33">-afficheTarifs() </text:span></text:p>
      <text:p text:style-name="P44"><text:span text:style-name="T34">Montre</text:span><text:span text:style-name="T31"> les tarifs au client avant qu’il choisisse.</text:span></text:p>
      <text:p text:style-name="P44"><text:span text:style-name="T31"/></text:p>
      <text:p text:style-name="P98"><text:span text:style-name="T39">8. </text:span><text:span text:style-name="T31">La classe Spa</text:span></text:p>
      <text:p text:style-name="P44"><text:span text:style-name="T31"/></text:p>
      <text:p text:style-name="P12"><text:soft-page-break/><text:span text:style-name="T31">Nous avons choisi les activités et prix qui sont dans l’énoncé.</text:span></text:p>
      <text:p text:style-name="P44"><text:span text:style-name="T31"/></text:p>
      <text:p text:style-name="P55"><text:span text:style-name="T31">Attribut</text:span></text:p>
      <text:p text:style-name="P55"><text:span text:style-name="T31"/></text:p>
      <text:p text:style-name="P44"><text:span text:style-name="T31">-prix correspond au prix du spa selon le massage choisi</text:span></text:p>
      <text:p text:style-name="P44"><text:span text:style-name="T31"/></text:p>
      <text:p text:style-name="P55"><text:span text:style-name="T31">Fonctions</text:span></text:p>
      <text:p text:style-name="P55"><text:span text:style-name="T31"/></text:p>
      <text:p text:style-name="P44"><text:span text:style-name="T31">-Prix(String rep)</text:span></text:p>
      <text:p text:style-name="P45"><text:span text:style-name="T34">Calcul</text:span><text:span text:style-name="T31">e le prix total selon les choix du client.</text:span></text:p>
      <text:p text:style-name="P46"><text:span text:style-name="T31">-afficheTarifs()</text:span></text:p>
      <text:p text:style-name="P45"><text:span text:style-name="T34">Montre</text:span><text:span text:style-name="T31"> les tarifs au client avant qu’il choisisse.</text:span></text:p>
      <text:p text:style-name="P45"><text:span text:style-name="T31">-</text:span><text:span text:style-name="T34">affichePrix()</text:span></text:p>
      <text:p text:style-name="P46"><text:span text:style-name="T31">Affiche le prix du massage une fois que le client a choisi.</text:span></text:p>
      <text:p text:style-name="P46"><text:span text:style-name="T31"/></text:p>
      <text:p text:style-name="P99"><text:span text:style-name="T39">9. </text:span><text:span text:style-name="T31">La classe ConnexionInternet</text:span></text:p>
      <text:p text:style-name="P46"><text:span text:style-name="T31"/></text:p>
      <text:p text:style-name="P46"><text:span text:style-name="T31">Nous avons choisi le tarif de l’énoncé.</text:span></text:p>
      <text:p text:style-name="P46"><text:span text:style-name="T31"/></text:p>
      <text:p text:style-name="P56"><text:span text:style-name="T31">Attribut</text:span></text:p>
      <text:p text:style-name="P56"><text:span text:style-name="T31"/></text:p>
      <text:p text:style-name="P46"><text:span text:style-name="T31">-prix correspond au coût du wifi en fonction du nombre d’heures </text:span><text:span text:style-name="T35">pendant lesquelles le</text:span><text:span text:style-name="T31"> client l’utilise</text:span></text:p>
      <text:p text:style-name="P46"><text:span text:style-name="T31"/></text:p>
      <text:p text:style-name="P57"><text:span text:style-name="T31">Fonctions</text:span></text:p>
      <text:p text:style-name="P47"><text:span text:style-name="T31"/></text:p>
      <text:p text:style-name="P47"><text:span text:style-name="T31">-getPrix()</text:span></text:p>
      <text:p text:style-name="P47"><text:span text:style-name="T31">getter du prix</text:span></text:p>
      <text:p text:style-name="P48"><text:span text:style-name="T31"/></text:p>
      <text:p text:style-name="P100"><text:span text:style-name="T39">10. </text:span><text:span text:style-name="T31">La classe Test</text:span></text:p>
      <text:p text:style-name="P48"><text:span text:style-name="T31"/></text:p>
      <text:p text:style-name="P48"><text:span text:style-name="T31">Nous avons trois fonctions dans cette classe car se sont des fonctions utilisant les constructeurs des classes Client et Hotel et c’est dans Test que nous voulons créer un hôtel et des clients.</text:span></text:p>
      <text:p text:style-name="P48"><text:span text:style-name="T31"/></text:p>
      <text:p text:style-name="P48"><text:span text:style-name="T31">-crHotel()</text:span></text:p>
      <text:p text:style-name="P49"><text:span text:style-name="T31">Cette fonction créée un hôtel de 40 chambres. Ce choix est arbitraire, la façon dont nous avons fait notre classe Hotel ne nous oblige pas à en faire 40. </text:span></text:p>
      <text:p text:style-name="P49"><text:span text:style-name="T36">N</text:span><text:span text:style-name="T31">ous avons décidé que la répartition des chambres (simple, double, triple et deluxe) soit choisi lorsqu’on construit l’hôtel. </text:span></text:p>
      <text:p text:style-name="P50"><text:span text:style-name="T31">Une fois la répartition choisie, si le nombre total est bien égal à 40, nous construisons l’hôtel. Sinon, il faut recommencer.</text:span></text:p>
      <text:p text:style-name="P50"><text:span text:style-name="T31"/></text:p>
      <text:p text:style-name="P50"><text:span text:style-name="T31">-Enregistrement()</text:span></text:p>
      <text:p text:style-name="P50"><text:span text:style-name="T31">Cette fonction créée un client. Il faut donc rentrer tout les paramètres nécessaires. </text:span><text:span text:style-name="T37">Il faut faire attention aux vérifications faites dans le constructeur de la classe Client. Si un des paramètres vérifiés est mal renseigné, il faut recommencer l’enregistrement. Sinon, le client est créée. </text:span></text:p>
      <text:p text:style-name="P50"><text:span text:style-name="T37"/></text:p>
      <text:p text:style-name="P51"><text:span text:style-name="T31">Pour ces deux fonctions, nous avons choisi de récupérer le client et l’hôtel créées car nous en avons besoin ensuite dans la fonction séjour.</text:span></text:p>
      <text:p text:style-name="P51"><text:span text:style-name="T31"/></text:p>
      <text:p text:style-name="P51"><text:span text:style-name="T31">-Sejour()</text:span></text:p>
      <text:p text:style-name="P52"><text:span text:style-name="T31">C’est la fonction que nous appelons dans Test.</text:span></text:p>
      <text:p text:style-name="P52"><text:soft-page-break/><text:span text:style-name="T31">Elle créée un hôtel grâce à crHotel(). </text:span></text:p>
      <text:p text:style-name="P52"><text:span text:style-name="T31">Chaque jour, elle utilise la fonction day() de la classe Hotel (proposant toutes les activités possibles de l’hôtel). De plus, elle décrémente la variable correspondant à la durée du séjour du client.</text:span></text:p>
      <text:p text:style-name="P52"><text:span text:style-name="T31">Cette fonction s’arrête lorsqu’il n’y a plus aucun client.</text:span></text:p>
      <text:p text:style-name="P52"><text:span text:style-name="T31">Elle calcule également la recette totale de l’hôtel.</text:span></text:p>
      <text:p text:style-name="P50"><text:span text:style-name="T31"/></text:p>
      <text:p text:style-name="P53"><text:span text:style-name="T50">ІІІ. </text:span><text:span text:style-name="T51">Les limites du projet</text:span></text:p>
      <text:p text:style-name="P53"><text:span text:style-name="T45"/></text:p>
      <text:p text:style-name="P54"><text:span text:style-name="T44">-scanner : nextInt() le programme s’arrête </text:span><text:span text:style-name="T46">et fait une exception</text:span><text:span text:style-name="T44"> si l’on ne met pas un entier</text:span></text:p>
      <text:p text:style-name="P54"><text:span text:style-name="T44"/></text:p>
      <text:p text:style-name="P54"><text:span text:style-name="T44">-le client peut faire autant de baptême</text:span><text:span text:style-name="T46">s</text:span><text:span text:style-name="T44"> qu’il veut </text:span><text:span text:style-name="T46">alors qu’en réalité on ne se baptise qu’une fois</text:span></text:p>
      <text:p text:style-name="P54"><text:span text:style-name="T44"/></text:p>
      <text:p text:style-name="P54"><text:span text:style-name="T44">-</text:span><text:span text:style-name="T47">La condition d’arrêt : on décide que </text:span><text:span text:style-name="T48">Séjour() </text:span><text:span text:style-name="T47">s’arrête lorsque l’hôte</text:span><text:span text:style-name="T49">l est vide à la fin d’une journée c’est à dire si le dernier client quitte l’hôtel. Ainsi certains scénarios ne peuvent pas être traités par notre programme. Par exemple on est obligé de créer au moins un client le premier jour sinon rien ne se passe et l’hôtel clos ses portes sans que l’on ait eu le temps d’en explorer les possibilit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5T15:09:29.070878726</meta:creation-date>
    <dc:date>2020-01-09T20:06:02.577400215</dc:date>
    <meta:editing-duration>PT55M31S</meta:editing-duration>
    <meta:editing-cycles>11</meta:editing-cycles>
    <meta:generator>LibreOffice/5.1.6.2$Linux_X86_64 LibreOffice_project/10m0$Build-2</meta:generator>
    <meta:document-statistic meta:table-count="0" meta:image-count="0" meta:object-count="0" meta:page-count="8" meta:paragraph-count="178" meta:word-count="2781" meta:character-count="16692" meta:non-whitespace-character-count="13925"/>
  </office:meta>
</office:document-meta>
</file>